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22.104cm" svg:height="9.005cm" svg:x="2.397cm" svg:y="2.364cm">
            <draw:object draw:notify-on-update-of-ranges="Foglio1.A1:Foglio1.A52 Foglio1.B1:Foglio1.B52 Foglio1.A1:Foglio1.A52 Foglio1.C1:Foglio1.C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7.5" calcext:value-type="float">
            <text:p>67,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7.5" calcext:value-type="float">
            <text:p>67,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8.5" calcext:value-type="float">
            <text:p>68,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9" calcext:value-type="float">
            <text:p>69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0.5" calcext:value-type="float">
            <text:p>70,5</text:p>
          </table:table-cell>
          <table:table-cell table:style-name="ce1" office:value-type="float" office:value="69.5" calcext:value-type="float">
            <text:p>69,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3.5" calcext:value-type="float">
            <text:p>73,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6" calcext:value-type="float">
            <text:p>76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8.5" calcext:value-type="float">
            <text:p>78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9.5" calcext:value-type="float">
            <text:p>7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1.5" calcext:value-type="float">
            <text:p>81,5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2.5" calcext:value-type="float">
            <text:p>82,5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3.5" calcext:value-type="float">
            <text:p>83,5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4.5" calcext:value-type="float">
            <text:p>84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5.5" calcext:value-type="float">
            <text:p>85,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7.5" calcext:value-type="float">
            <text:p>87,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8.5" calcext:value-type="float">
            <text:p>88,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7:41:33.86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7:03:23.971000000</meta:creation-date>
    <dc:date>2017-03-27T18:57:05.084000000</dc:date>
    <meta:editing-duration>PT1H2M20S</meta:editing-duration>
    <meta:editing-cycles>2</meta:editing-cycles>
    <meta:generator>LibreOffice/4.3.5.2$Windows_x86 LibreOffice_project/3a87456aaa6a95c63eea1c1b3201acedf0751bd5</meta:generator>
    <meta:document-statistic meta:table-count="1" meta:cell-count="1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05cm" svg:height="9.006cm" xlink:href=".." xlink:type="simple" chart:class="chart:scatter" chart:style-name="ch1">
        <chart:legend chart:legend-position="end" svg:x="19.173cm" svg:y="3.955cm" style:legend-expansion="high" chart:style-name="ch2"/>
        <chart:plot-area chart:style-name="ch3" table:cell-range-address="Foglio1.A1:Foglio1.C52" svg:x="0.9cm" svg:y="0.118cm" svg:width="16.713cm" svg:height="8.592cm">
          <chartooo:coordinate-region svg:x="1.707cm" svg:y="0.317cm" svg:width="15.534cm" svg:height="7.7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52" chart:class="chart:scatter">
            <chart:domain table:cell-range-address="Foglio1.A1:Foglio1.A52"/>
            <chart:data-point chart:repeated="52"/>
          </chart:series>
          <chart:series chart:style-name="ch7" chart:values-cell-range-address="Foglio1.C1:Foglio1.C52" chart:class="chart:scatte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oglio1.A1:Foglio1.A52</svg:desc>
                </draw:g>
              </table:table-cell>
              <table:table-cell office:value-type="float" office:value="72">
                <text:p>72</text:p>
                <draw:g>
                  <svg:desc>Foglio1.B1:Foglio1.B52</svg:desc>
                </draw:g>
              </table:table-cell>
              <table:table-cell office:value-type="float" office:value="57">
                <text:p>57</text:p>
                <draw:g>
                  <svg:desc>Foglio1.C1:Foglio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">
                <text:p>42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">
                <text:p>48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0">
                <text:p>51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">
                <text:p>540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0">
                <text:p>570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0">
                <text:p>630</text:p>
              </table:table-cell>
              <table:table-cell office:value-type="float" office:value="67.5">
                <text:p>67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">
                <text:p>660</text:p>
              </table:table-cell>
              <table:table-cell office:value-type="float" office:value="67.5">
                <text:p>67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0">
                <text:p>6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0">
                <text:p>72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0">
                <text:p>750</text:p>
              </table:table-cell>
              <table:table-cell office:value-type="float" office:value="68.5">
                <text:p>68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0">
                <text:p>780</text:p>
              </table:table-cell>
              <table:table-cell office:value-type="float" office:value="69">
                <text:p>6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0">
                <text:p>81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0">
                <text:p>870</text:p>
              </table:table-cell>
              <table:table-cell office:value-type="float" office:value="70.5">
                <text:p>70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0">
                <text:p>930</text:p>
              </table:table-cell>
              <table:table-cell office:value-type="float" office:value="72">
                <text:p>72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0">
                <text:p>960</text:p>
              </table:table-cell>
              <table:table-cell office:value-type="float" office:value="73.5">
                <text:p>73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0">
                <text:p>99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0">
                <text:p>102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0">
                <text:p>1050</text:p>
              </table:table-cell>
              <table:table-cell office:value-type="float" office:value="76">
                <text:p>7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0">
                <text:p>108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0">
                <text:p>1110</text:p>
              </table:table-cell>
              <table:table-cell office:value-type="float" office:value="78.5">
                <text:p>78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0">
                <text:p>1140</text:p>
              </table:table-cell>
              <table:table-cell office:value-type="float" office:value="79.5">
                <text:p>79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0">
                <text:p>1170</text:p>
              </table:table-cell>
              <table:table-cell office:value-type="float" office:value="80.5">
                <text:p>80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81.5">
                <text:p>81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0">
                <text:p>1230</text:p>
              </table:table-cell>
              <table:table-cell office:value-type="float" office:value="82.5">
                <text:p>82.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0">
                <text:p>1260</text:p>
              </table:table-cell>
              <table:table-cell office:value-type="float" office:value="83.5">
                <text:p>83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0">
                <text:p>1290</text:p>
              </table:table-cell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0">
                <text:p>132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0">
                <text:p>1350</text:p>
              </table:table-cell>
              <table:table-cell office:value-type="float" office:value="85.5">
                <text:p>85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0">
                <text:p>138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0">
                <text:p>1410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">
                <text:p>1440</text:p>
              </table:table-cell>
              <table:table-cell office:value-type="float" office:value="87.5">
                <text:p>87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0">
                <text:p>1470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8.5">
                <text:p>88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0">
                <text:p>1530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0">
                <text:p>1560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